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0pt" style:font-name-asian="Verdana" style:font-size-asian="10pt" style:font-name-complex="Verdana" style:font-size-complex="10pt"/>
    </style:style>
    <style:style style:name="T4_2" style:family="text">
      <style:text-properties style:font-name="Verdana" fo:font-size="10pt" style:font-name-asian="Verdana" style:font-size-asian="10pt" style:font-name-complex="Verdana" style:font-size-complex="10pt"/>
    </style:style>
    <style:style style:name="T4_3" style:family="text">
      <style:text-properties style:font-name="Verdana" fo:font-size="10pt" style:font-name-asian="Verdana" style:font-size-asian="10pt" style:font-name-complex="Verdana" style:font-size-complex="10pt"/>
    </style:style>
    <style:style style:name="T4_4" style:family="text">
      <style:text-properties style:font-name="Verdana" fo:font-size="10pt" style:font-name-asian="Verdana" style:font-size-asian="10pt" style:font-name-complex="Verdana" style:font-size-complex="10pt"/>
    </style:style>
    <style:style style:name="T4_5" style:family="text">
      <style:text-properties style:font-name="Verdana" fo:font-size="10pt" style:font-name-asian="Verdana" style:font-size-asian="10pt" style:font-name-complex="Verdana" style:font-size-complex="10pt"/>
    </style:style>
    <style:style style:name="T4_6" style:family="text">
      <style:text-properties style:font-name="Verdana" fo:font-size="10pt" style:font-name-asian="Verdana" style:font-size-asian="10pt" style:font-name-complex="Verdana" style:font-size-complex="10pt"/>
    </style:style>
    <style:style style:name="T4_7" style:family="text">
      <style:text-properties style:font-name="Verdana" fo:font-size="10pt" style:font-name-asian="Verdana" style:font-size-asian="10pt" style:font-name-complex="Verdana" style:font-size-complex="10pt"/>
    </style:style>
    <style:style style:name="T4_8" style:family="text">
      <style:text-properties style:font-name="Verdana" fo:font-size="10pt" style:font-name-asian="Verdana" style:font-size-asian="10pt" style:font-name-complex="Verdana" style:font-size-complex="10pt"/>
    </style:style>
    <style:style style:name="T4_9" style:family="text">
      <style:text-properties style:font-name="Verdana" fo:font-size="10pt" style:font-name-asian="Verdana" style:font-size-asian="10pt" style:font-name-complex="Verdana" style:font-size-complex="10pt"/>
    </style:style>
    <style:style style:name="T4_10" style:family="text">
      <style:text-properties style:font-name="Verdana" fo:font-size="10pt" style:font-name-asian="Verdana" style:font-size-asian="10pt" style:font-name-complex="Verdana" style:font-size-complex="10pt"/>
    </style:style>
    <style:style style:name="T4_11" style:family="text">
      <style:text-properties style:font-name="Verdana" fo:font-size="10pt" style:font-name-asian="Verdana" style:font-size-asian="10pt" style:font-name-complex="Verdana" style:font-size-complex="10pt"/>
    </style:style>
    <style:style style:name="T4_12" style:family="text">
      <style:text-properties style:font-name="Verdana" fo:font-size="10pt" style:font-name-asian="Verdana" style:font-size-asian="10pt" style:font-name-complex="Verdana" style:font-size-complex="10pt"/>
    </style:style>
    <style:style style:name="T4_13" style:family="text">
      <style:text-properties style:font-name="Verdana" fo:font-size="10pt" style:font-name-asian="Verdana" style:font-size-asian="10pt" style:font-name-complex="Verdana" style:font-size-complex="10pt"/>
    </style:style>
    <style:style style:name="T4_14" style:family="text">
      <style:text-properties style:font-name="Verdana" fo:font-size="10pt" style:font-name-asian="Verdana" style:font-size-asian="10pt" style:font-name-complex="Verdana" style:font-size-complex="10pt"/>
    </style:style>
    <style:style style:name="T4_15" style:family="text">
      <style:text-properties style:font-name="Verdana" fo:font-size="10pt" style:font-name-asian="Verdana" style:font-size-asian="10pt" style:font-name-complex="Verdana" style:font-size-complex="10pt"/>
    </style:style>
    <style:style style:name="T4_16" style:family="text">
      <style:text-properties style:font-name="Verdana" fo:font-size="10pt" style:font-name-asian="Verdana" style:font-size-asian="10pt" style:font-name-complex="Verdana" style:font-size-complex="10pt"/>
    </style:style>
    <style:style style:name="T4_17" style:family="text">
      <style:text-properties style:font-name="Verdana" fo:font-size="10pt" style:font-name-asian="Verdana" style:font-size-asian="10pt" style:font-name-complex="Verdana" style:font-size-complex="10pt"/>
    </style:style>
    <style:style style:name="T4_18" style:family="text">
      <style:text-properties style:font-name="Verdana" fo:font-size="10pt" style:font-name-asian="Verdana" style:font-size-asian="10pt" style:font-name-complex="Verdana" style:font-size-complex="10pt"/>
    </style:style>
    <style:style style:name="T4_19" style:family="text">
      <style:text-properties style:font-name="Verdana" fo:font-size="10pt" style:font-name-asian="Verdana" style:font-size-asian="10pt" style:font-name-complex="Verdana" style:font-size-complex="10pt"/>
    </style:style>
    <style:style style:name="T4_20" style:family="text">
      <style:text-properties style:font-name="Verdana" fo:font-size="10pt" style:font-name-asian="Verdana" style:font-size-asian="10pt" style:font-name-complex="Verdana" style:font-size-complex="10pt"/>
    </style:style>
    <style:style style:name="T4_21" style:family="text">
      <style:text-properties style:font-name="Verdana" fo:font-size="10pt" style:font-name-asian="Verdana" style:font-size-asian="10pt" style:font-name-complex="Verdana" style:font-size-complex="10pt"/>
    </style:style>
    <style:style style:name="T4_22" style:family="text">
      <style:text-properties style:font-name="Verdana" fo:font-size="10pt" style:font-name-asian="Verdana" style:font-size-asian="10pt" style:font-name-complex="Verdana" style:font-size-complex="10pt"/>
    </style:style>
    <style:style style:name="T4_23" style:family="text">
      <style:text-properties style:font-name="Verdana" fo:font-size="10pt" style:font-name-asian="Verdana" style:font-size-asian="10pt" style:font-name-complex="Verdana" style:font-size-complex="10pt"/>
    </style:style>
    <style:style style:name="T4_24" style:family="text">
      <style:text-properties style:font-name="Verdana" fo:font-size="10pt" style:font-name-asian="Verdana" style:font-size-asian="10pt" style:font-name-complex="Verdana" style:font-size-complex="10pt"/>
    </style:style>
    <style:style style:name="T4_25" style:family="text">
      <style:text-properties style:font-name="Verdana" fo:font-size="10pt" style:font-name-asian="Verdana" style:font-size-asian="10pt" style:font-name-complex="Verdana" style:font-size-complex="10pt"/>
    </style:style>
    <style:style style:name="T4_26" style:family="text">
      <style:text-properties style:font-name="Verdana" fo:font-size="10pt" style:font-name-asian="Verdana" style:font-size-asian="10pt" style:font-name-complex="Verdana" style:font-size-complex="10pt"/>
    </style:style>
    <style:style style:name="T4_27" style:family="text">
      <style:text-properties style:font-name="Verdana" fo:font-size="10pt" style:font-name-asian="Verdana" style:font-size-asian="10pt" style:font-name-complex="Verdana" style:font-size-complex="10pt"/>
    </style:style>
    <style:style style:name="T4_28" style:family="text">
      <style:text-properties style:font-name="Verdana" fo:font-size="10pt" style:font-name-asian="Verdana" style:font-size-asian="10pt" style:font-name-complex="Verdana" style:font-size-complex="10pt"/>
    </style:style>
    <style:style style:name="T4_29" style:family="text">
      <style:text-properties style:font-name="Verdana" fo:font-size="10pt" style:font-name-asian="Verdana" style:font-size-asian="10pt" style:font-name-complex="Verdana" style:font-size-complex="10pt"/>
    </style:style>
    <style:style style:name="T4_30" style:family="text">
      <style:text-properties style:font-name="Verdana" fo:font-size="10pt" style:font-name-asian="Verdana" style:font-size-asian="10pt" style:font-name-complex="Verdana" style:font-size-complex="10pt"/>
    </style:style>
    <style:style style:name="T4_31" style:family="text">
      <style:text-properties style:font-name="Verdana" fo:font-size="10pt" style:font-name-asian="Verdana" style:font-size-asian="10pt" style:font-name-complex="Verdana" style:font-size-complex="10pt"/>
    </style:style>
    <style:style style:name="T4_32" style:family="text">
      <style:text-properties style:font-name="Verdana" fo:font-size="10pt" style:font-name-asian="Verdana" style:font-size-asian="10pt" style:font-name-complex="Verdana" style:font-size-complex="10pt"/>
    </style:style>
    <style:style style:name="T4_33" style:family="text">
      <style:text-properties style:font-name="Verdana" fo:font-size="10pt" style:font-name-asian="Verdana" style:font-size-asian="10pt" style:font-name-complex="Verdana" style:font-size-complex="10pt"/>
    </style:style>
    <style:style style:name="T4_34" style:family="text">
      <style:text-properties style:font-name="Verdana" fo:font-size="10pt" style:font-name-asian="Verdana" style:font-size-asian="10pt" style:font-name-complex="Verdana" style:font-size-complex="10pt"/>
    </style:style>
    <style:style style:name="T4_35" style:family="text">
      <style:text-properties style:font-name="Verdana" fo:font-size="10pt" style:font-name-asian="Verdana" style:font-size-asian="10pt" style:font-name-complex="Verdana" style:font-size-complex="10pt"/>
    </style:style>
    <style:style style:name="T4_36" style:family="text">
      <style:text-properties style:font-name="Verdana" fo:font-size="10pt" style:font-name-asian="Verdana" style:font-size-asian="10pt" style:font-name-complex="Verdana" style:font-size-complex="10pt"/>
    </style:style>
    <style:style style:name="P5" style:family="paragraph" style:parent-style-name="Standard">
      <style:paragraph-properties fo:break-before="auto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7_3" style:family="text">
      <style:text-properties style:font-name="Verdana" fo:font-size="12pt" style:font-name-asian="Verdana" style:font-size-asian="12pt" style:font-name-complex="Verdana" style:font-size-complex="12pt"/>
    </style:style>
    <style:style style:name="T7_4" style:family="text">
      <style:text-properties style:font-name="Verdana" fo:font-size="12pt" style:font-name-asian="Verdana" style:font-size-asian="12pt" style:font-name-complex="Verdana" style:font-size-complex="12pt"/>
    </style:style>
    <style:style style:name="T7_5" style:family="text">
      <style:text-properties style:font-name="Verdana" fo:font-size="12pt" style:font-name-asian="Verdana" style:font-size-asian="12pt" style:font-name-complex="Verdana" style:font-size-complex="12pt"/>
    </style:style>
    <style:style style:name="T7_6" style:family="text">
      <style:text-properties style:font-name="Verdana" fo:font-size="12pt" style:font-name-asian="Verdana" style:font-size-asian="12pt" style:font-name-complex="Verdana" style:font-size-complex="12pt"/>
    </style:style>
    <style:style style:name="T7_7" style:family="text">
      <style:text-properties style:font-name="Verdana" fo:font-size="12pt" style:font-name-asian="Verdana" style:font-size-asian="12pt" style:font-name-complex="Verdana" style:font-size-complex="12pt"/>
    </style:style>
    <style:style style:name="T7_8" style:family="text">
      <style:text-properties style:font-name="Verdana" fo:font-size="12pt" style:font-name-asian="Verdana" style:font-size-asian="12pt" style:font-name-complex="Verdana" style:font-size-complex="12pt"/>
    </style:style>
    <style:style style:name="T7_9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margin-top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margin-top="0cm" fo:margin-bottom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361cm"/>
    </style:style>
    <style:style style:name="Column2" style:family="table-column">
      <style:table-column-properties style:column-width="8.14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bookmark-start text:name="h.jqhtd42ti665"/><text:bookmark-end text:name="h.jqhtd42ti665"/><text:span text:style-name="T1_1">Use</text:span><text:span text:style-name="T1_2"><text:s/></text:span><text:span text:style-name="T1_3">case</text:span><text:span text:style-name="T1_4">:<text:s/></text:span><text:span text:style-name="T1_5">StartRound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Happens</text:span><text:span text:style-name="T4_2"><text:s/></text:span><text:span text:style-name="T4_3">when</text:span><text:span text:style-name="T4_4"><text:s/></text:span><text:span text:style-name="T4_5">a</text:span><text:span text:style-name="T4_6"><text:s/></text:span><text:span text:style-name="T4_7">new</text:span><text:span text:style-name="T4_8"><text:s/></text:span><text:span text:style-name="T4_9">game</text:span><text:span text:style-name="T4_10"><text:s/></text:span><text:span text:style-name="T4_11">is</text:span><text:span text:style-name="T4_12"><text:s/></text:span><text:span text:style-name="T4_13">started</text:span><text:span text:style-name="T4_14"><text:s/></text:span><text:span text:style-name="T4_15">and</text:span><text:span text:style-name="T4_16"><text:s/></text:span><text:span text:style-name="T4_17">repeats</text:span><text:span text:style-name="T4_18"><text:s/></text:span><text:span text:style-name="T4_19">after</text:span><text:span text:style-name="T4_20"><text:s/></text:span><text:span text:style-name="T4_21">each</text:span><text:span text:style-name="T4_22"><text:s/></text:span><text:span text:style-name="T4_23">round</text:span><text:span text:style-name="T4_24"><text:s/></text:span><text:span text:style-name="T4_25">while</text:span><text:span text:style-name="T4_26"><text:s/></text:span><text:span text:style-name="T4_27">there</text:span><text:span text:style-name="T4_28">’</text:span><text:span text:style-name="T4_29">s</text:span><text:span text:style-name="T4_30"><text:s/></text:span><text:span text:style-name="T4_31">no</text:span><text:span text:style-name="T4_32"><text:s/></text:span><text:span text:style-name="T4_33">game</text:span><text:span text:style-name="T4_34">-</text:span><text:span text:style-name="T4_35">winner</text:span><text:span text:style-name="T4_36">.</text:span></text:p>
      <text:p text:style-name="P5"/>
      <text:p text:style-name="P6"><text:span text:style-name="T6_1">High</text:span><text:span text:style-name="T6_2"><text:s/></text:span><text:span text:style-name="T6_3">Priority</text:span></text:p>
      <text:p text:style-name="P7"><text:span text:style-name="T7_1">Includes</text:span><text:span text:style-name="T7_2">:<text:s/></text:span><text:span text:style-name="T7_3">UC</text:span><text:span text:style-name="T7_4">:<text:s/></text:span><text:span text:style-name="T7_5">Navigate</text:span><text:span text:style-name="T7_6">,<text:s/></text:span><text:span text:style-name="T7_7">Fire</text:span><text:span text:style-name="T7_8">,<text:s/></text:span><text:span text:style-name="T7_9">EndGame</text:span></text:p>
      <text:p text:style-name="P8"><text:span text:style-name="T8_1">Participating</text:span><text:span text:style-name="T8_2"><text:s/></text:span><text:span text:style-name="T8_3">actors</text:span></text:p>
      <text:list text:style-name="LS1" xml:id="list0">
        <text:list-item>
          <text:p text:style-name="P9"><text:span text:style-name="T9_1">System</text:span></text:p>
        </text:list-item>
        <text:list-item>
          <text:p text:style-name="P10"><text:span text:style-name="T10_1">Players</text:span></text:p>
        </text:list-item>
      </text:list>
      <text:p text:style-name="P11"/>
      <text:p text:style-name="P12"><text:span text:style-name="T12_1">Normal</text:span><text:span text:style-name="T12_2"><text:s/></text:span><text:span text:style-name="T12_3">flow</text:span><text:span text:style-name="T12_4"><text:s/></text:span><text:span text:style-name="T12_5">of</text:span><text:span text:style-name="T12_6"><text:s/></text:span><text:span text:style-name="T12_7">events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Players</text:span></text:p>
          </table:table-cell>
          <table:table-cell table:style-name="Cell2">
            <text:p text:style-name="P14"><text:span text:style-name="T14_1">System</text:span></text:p>
          </table:table-cell>
        </table:table-row>
        <table:table-row table:style-name="Row2">
          <table:table-cell table:style-name="Cell3">
            <text:p text:style-name="P15"/>
          </table:table-cell>
          <table:table-cell table:style-name="Cell4">
            <text:p text:style-name="P16"><text:span text:style-name="T16_1">Positions</text:span><text:span text:style-name="T16_2"><text:s/></text:span><text:span text:style-name="T16_3">all</text:span><text:span text:style-name="T16_4"><text:s/></text:span><text:span text:style-name="T16_5">player</text:span><text:span text:style-name="T16_6">’</text:span><text:span text:style-name="T16_7">s</text:span><text:span text:style-name="T16_8"><text:s/></text:span><text:span text:style-name="T16_9">units</text:span><text:span text:style-name="T16_10"><text:s/></text:span><text:span text:style-name="T16_11">to</text:span><text:span text:style-name="T16_12"><text:s/></text:span><text:span text:style-name="T16_13">given</text:span><text:span text:style-name="T16_14"><text:s/></text:span><text:span text:style-name="T16_15">starting</text:span><text:span text:style-name="T16_16"><text:s/></text:span><text:span text:style-name="T16_17">positions</text:span><text:span text:style-name="T16_18">.<text:s/></text:span><text:span text:style-name="T16_19">Makes</text:span><text:span text:style-name="T16_20"><text:s/></text:span><text:span text:style-name="T16_21">sure</text:span><text:span text:style-name="T16_22"><text:s/></text:span><text:span text:style-name="T16_23">units</text:span><text:span text:style-name="T16_24"><text:s/></text:span><text:span text:style-name="T16_25">are</text:span><text:span text:style-name="T16_26"><text:s/></text:span><text:span text:style-name="T16_27">at</text:span><text:span text:style-name="T16_28"><text:s/></text:span><text:span text:style-name="T16_29">full</text:span><text:span text:style-name="T16_30"><text:s/></text:span><text:span text:style-name="T16_31">health</text:span><text:span text:style-name="T16_32">.<text:s/></text:span><text:span text:style-name="T16_33">Removes</text:span><text:span text:style-name="T16_34"><text:s/></text:span><text:span text:style-name="T16_35">all</text:span><text:span text:style-name="T16_36"><text:s/></text:span><text:span text:style-name="T16_37">powerups</text:span><text:span text:style-name="T16_38">.</text:span></text:p>
          </table:table-cell>
        </table:table-row>
        <table:table-row table:style-name="Row3">
          <table:table-cell table:style-name="Cell5">
            <text:p text:style-name="P17"/>
          </table:table-cell>
          <table:table-cell table:style-name="Cell6">
            <text:p text:style-name="P18"><text:span text:style-name="T18_1">Countdown</text:span><text:span text:style-name="T18_2"><text:s/></text:span><text:span text:style-name="T18_3">before</text:span><text:span text:style-name="T18_4"><text:s/></text:span><text:span text:style-name="T18_5">the</text:span><text:span text:style-name="T18_6"><text:s/></text:span><text:span text:style-name="T18_7">players</text:span><text:span text:style-name="T18_8"><text:s/></text:span><text:span text:style-name="T18_9">can</text:span><text:span text:style-name="T18_10"><text:s/></text:span><text:span text:style-name="T18_11">start</text:span><text:span text:style-name="T18_12"><text:s/></text:span><text:span text:style-name="T18_13">moving</text:span><text:span text:style-name="T18_14"><text:s/></text:span><text:span text:style-name="T18_15">their</text:span><text:span text:style-name="T18_16"><text:s/></text:span><text:span text:style-name="T18_17">units</text:span><text:span text:style-name="T18_18">.</text:span></text:p>
          </table:table-cell>
        </table:table-row>
      </table:table>
      <text:p text:style-name="P19"/>
      <text:p text:style-name="P20"><text:span text:style-name="T20_1">Alternate</text:span><text:span text:style-name="T20_2"><text:s/></text:span><text:span text:style-name="T20_3">flow</text:span></text:p>
      <text:p text:style-name="P21"><text:span text:style-name="T21_1">No</text:span><text:span text:style-name="T21_2"><text:s/></text:span><text:span text:style-name="T21_3">alternate</text:span><text:span text:style-name="T21_4"><text:s/></text:span><text:span text:style-name="T21_5">flows</text:span><text:span text:style-name="T21_6">.</text:span></text:p>
      <text:p text:style-name="P22"><text:span text:style-name="T22_1">Exceptional</text:span><text:span text:style-name="T22_2"><text:s/></text:span><text:span text:style-name="T22_3">flow</text:span></text:p>
      <text:p text:style-name="P23"><text:span text:style-name="T23_1">No</text:span><text:span text:style-name="T23_2"><text:s/></text:span><text:span text:style-name="T23_3">exceptions</text:span><text:span text:style-name="T23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